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#1:</text:p>
          </table:table-cell>
          <table:table-cell office:value-type="float" office:value="170.084" calcext:value-type="float">
            <text:p>170.084</text:p>
          </table:table-cell>
          <table:table-cell/>
          <table:table-cell office:value-type="float" office:value="508.034" calcext:value-type="float">
            <text:p>508.034</text:p>
          </table:table-cell>
          <table:table-cell/>
          <table:table-cell office:value-type="string" calcext:value-type="string">
            <text:p>#2:</text:p>
          </table:table-cell>
          <table:table-cell office:value-type="float" office:value="170.085" calcext:value-type="float">
            <text:p>170.085</text:p>
          </table:table-cell>
          <table:table-cell/>
          <table:table-cell office:value-type="float" office:value="508.036" calcext:value-type="float">
            <text:p>508.03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office:value-type="float" office:value="191.25" calcext:value-type="float">
            <text:p>191.25</text:p>
          </table:table-cell>
          <table:table-cell/>
          <table:table-cell office:value-type="float" office:value="199.482" calcext:value-type="float">
            <text:p>199.482</text:p>
          </table:table-cell>
          <table:table-cell/>
          <table:table-cell office:value-type="string" calcext:value-type="string">
            <text:p>#10:</text:p>
          </table:table-cell>
          <table:table-cell office:value-type="float" office:value="191.184" calcext:value-type="float">
            <text:p>191.184</text:p>
          </table:table-cell>
          <table:table-cell/>
          <table:table-cell office:value-type="float" office:value="199.501" calcext:value-type="float">
            <text:p>199.50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office:value-type="float" office:value="207.603" calcext:value-type="float">
            <text:p>207.603</text:p>
          </table:table-cell>
          <table:table-cell/>
          <table:table-cell office:value-type="float" office:value="176.288" calcext:value-type="float">
            <text:p>176.288</text:p>
          </table:table-cell>
          <table:table-cell/>
          <table:table-cell office:value-type="string" calcext:value-type="string">
            <text:p>#18:</text:p>
          </table:table-cell>
          <table:table-cell office:value-type="float" office:value="207.604" calcext:value-type="float">
            <text:p>207.604</text:p>
          </table:table-cell>
          <table:table-cell/>
          <table:table-cell office:value-type="float" office:value="176.287" calcext:value-type="float">
            <text:p>176.28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office:value-type="float" office:value="220.021" calcext:value-type="float">
            <text:p>220.021</text:p>
          </table:table-cell>
          <table:table-cell/>
          <table:table-cell office:value-type="float" office:value="163.003" calcext:value-type="float">
            <text:p>163.003</text:p>
          </table:table-cell>
          <table:table-cell/>
          <table:table-cell office:value-type="string" calcext:value-type="string">
            <text:p>#25:</text:p>
          </table:table-cell>
          <table:table-cell office:value-type="float" office:value="220.021" calcext:value-type="float">
            <text:p>220.021</text:p>
          </table:table-cell>
          <table:table-cell/>
          <table:table-cell office:value-type="float" office:value="163.004" calcext:value-type="float">
            <text:p>163.00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office:value-type="float" office:value="226.937" calcext:value-type="float">
            <text:p>226.937</text:p>
          </table:table-cell>
          <table:table-cell/>
          <table:table-cell office:value-type="float" office:value="603.542" calcext:value-type="float">
            <text:p>603.542</text:p>
          </table:table-cell>
          <table:table-cell/>
          <table:table-cell office:value-type="string" calcext:value-type="string">
            <text:p>#3:</text:p>
          </table:table-cell>
          <table:table-cell office:value-type="float" office:value="226.924" calcext:value-type="float">
            <text:p>226.924</text:p>
          </table:table-cell>
          <table:table-cell/>
          <table:table-cell office:value-type="float" office:value="603.534" calcext:value-type="float">
            <text:p>603.53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office:value-type="float" office:value="280.577" calcext:value-type="float">
            <text:p>280.577</text:p>
          </table:table-cell>
          <table:table-cell/>
          <table:table-cell office:value-type="float" office:value="405.83" calcext:value-type="float">
            <text:p>405.83</text:p>
          </table:table-cell>
          <table:table-cell/>
          <table:table-cell office:value-type="string" calcext:value-type="string">
            <text:p>#1:</text:p>
          </table:table-cell>
          <table:table-cell office:value-type="float" office:value="280.573" calcext:value-type="float">
            <text:p>280.573</text:p>
          </table:table-cell>
          <table:table-cell/>
          <table:table-cell office:value-type="float" office:value="405.833" calcext:value-type="float">
            <text:p>405.83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office:value-type="float" office:value="281.616" calcext:value-type="float">
            <text:p>281.616</text:p>
          </table:table-cell>
          <table:table-cell/>
          <table:table-cell office:value-type="float" office:value="426.746" calcext:value-type="float">
            <text:p>426.746</text:p>
          </table:table-cell>
          <table:table-cell/>
          <table:table-cell office:value-type="string" calcext:value-type="string">
            <text:p>#17:</text:p>
          </table:table-cell>
          <table:table-cell office:value-type="float" office:value="281.616" calcext:value-type="float">
            <text:p>281.616</text:p>
          </table:table-cell>
          <table:table-cell/>
          <table:table-cell office:value-type="float" office:value="426.754" calcext:value-type="float">
            <text:p>426.75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office:value-type="float" office:value="300.603" calcext:value-type="float">
            <text:p>300.603</text:p>
          </table:table-cell>
          <table:table-cell/>
          <table:table-cell office:value-type="float" office:value="660.188" calcext:value-type="float">
            <text:p>660.188</text:p>
          </table:table-cell>
          <table:table-cell/>
          <table:table-cell office:value-type="string" calcext:value-type="string">
            <text:p>#22:</text:p>
          </table:table-cell>
          <table:table-cell office:value-type="float" office:value="300.612" calcext:value-type="float">
            <text:p>300.612</text:p>
          </table:table-cell>
          <table:table-cell/>
          <table:table-cell office:value-type="float" office:value="660.193" calcext:value-type="float">
            <text:p>660.19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office:value-type="float" office:value="316.285" calcext:value-type="float">
            <text:p>316.285</text:p>
          </table:table-cell>
          <table:table-cell/>
          <table:table-cell office:value-type="float" office:value="668.235" calcext:value-type="float">
            <text:p>668.235</text:p>
          </table:table-cell>
          <table:table-cell/>
          <table:table-cell office:value-type="string" calcext:value-type="string">
            <text:p>#26:</text:p>
          </table:table-cell>
          <table:table-cell office:value-type="float" office:value="316.288" calcext:value-type="float">
            <text:p>316.288</text:p>
          </table:table-cell>
          <table:table-cell/>
          <table:table-cell office:value-type="float" office:value="668.236" calcext:value-type="float">
            <text:p>668.23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office:value-type="float" office:value="322.779" calcext:value-type="float">
            <text:p>322.779</text:p>
          </table:table-cell>
          <table:table-cell/>
          <table:table-cell office:value-type="float" office:value="284.701" calcext:value-type="float">
            <text:p>284.701</text:p>
          </table:table-cell>
          <table:table-cell/>
          <table:table-cell office:value-type="string" calcext:value-type="string">
            <text:p>#24:</text:p>
          </table:table-cell>
          <table:table-cell office:value-type="float" office:value="322.76" calcext:value-type="float">
            <text:p>322.76</text:p>
          </table:table-cell>
          <table:table-cell/>
          <table:table-cell office:value-type="float" office:value="284.677" calcext:value-type="float">
            <text:p>284.67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office:value-type="float" office:value="365.691" calcext:value-type="float">
            <text:p>365.691</text:p>
          </table:table-cell>
          <table:table-cell/>
          <table:table-cell office:value-type="float" office:value="567.009" calcext:value-type="float">
            <text:p>567.009</text:p>
          </table:table-cell>
          <table:table-cell/>
          <table:table-cell office:value-type="string" calcext:value-type="string">
            <text:p>#16:</text:p>
          </table:table-cell>
          <table:table-cell office:value-type="float" office:value="365.691" calcext:value-type="float">
            <text:p>365.691</text:p>
          </table:table-cell>
          <table:table-cell/>
          <table:table-cell office:value-type="float" office:value="567.009" calcext:value-type="float">
            <text:p>567.00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office:value-type="float" office:value="384.775" calcext:value-type="float">
            <text:p>384.775</text:p>
          </table:table-cell>
          <table:table-cell/>
          <table:table-cell office:value-type="float" office:value="693.215" calcext:value-type="float">
            <text:p>693.215</text:p>
          </table:table-cell>
          <table:table-cell/>
          <table:table-cell office:value-type="string" calcext:value-type="string">
            <text:p>#9:</text:p>
          </table:table-cell>
          <table:table-cell office:value-type="float" office:value="384.778" calcext:value-type="float">
            <text:p>384.778</text:p>
          </table:table-cell>
          <table:table-cell/>
          <table:table-cell office:value-type="float" office:value="693.215" calcext:value-type="float">
            <text:p>693.21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office:value-type="float" office:value="396.332" calcext:value-type="float">
            <text:p>396.332</text:p>
          </table:table-cell>
          <table:table-cell/>
          <table:table-cell office:value-type="float" office:value="590.93" calcext:value-type="float">
            <text:p>590.93</text:p>
          </table:table-cell>
          <table:table-cell/>
          <table:table-cell office:value-type="string" calcext:value-type="string">
            <text:p>#4:</text:p>
          </table:table-cell>
          <table:table-cell office:value-type="float" office:value="396.333" calcext:value-type="float">
            <text:p>396.333</text:p>
          </table:table-cell>
          <table:table-cell/>
          <table:table-cell office:value-type="float" office:value="590.928" calcext:value-type="float">
            <text:p>590.92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office:value-type="float" office:value="420.433" calcext:value-type="float">
            <text:p>420.433</text:p>
          </table:table-cell>
          <table:table-cell/>
          <table:table-cell office:value-type="float" office:value="603.286" calcext:value-type="float">
            <text:p>603.286</text:p>
          </table:table-cell>
          <table:table-cell/>
          <table:table-cell office:value-type="string" calcext:value-type="string">
            <text:p>#21:</text:p>
          </table:table-cell>
          <table:table-cell office:value-type="float" office:value="420.431" calcext:value-type="float">
            <text:p>420.431</text:p>
          </table:table-cell>
          <table:table-cell/>
          <table:table-cell office:value-type="float" office:value="603.286" calcext:value-type="float">
            <text:p>603.28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office:value-type="float" office:value="424.611" calcext:value-type="float">
            <text:p>424.611</text:p>
          </table:table-cell>
          <table:table-cell/>
          <table:table-cell office:value-type="float" office:value="422.746" calcext:value-type="float">
            <text:p>422.746</text:p>
          </table:table-cell>
          <table:table-cell/>
          <table:table-cell office:value-type="string" calcext:value-type="string">
            <text:p>#12:</text:p>
          </table:table-cell>
          <table:table-cell office:value-type="float" office:value="424.611" calcext:value-type="float">
            <text:p>424.611</text:p>
          </table:table-cell>
          <table:table-cell/>
          <table:table-cell office:value-type="float" office:value="422.738" calcext:value-type="float">
            <text:p>422.73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office:value-type="float" office:value="434.388" calcext:value-type="float">
            <text:p>434.388</text:p>
          </table:table-cell>
          <table:table-cell/>
          <table:table-cell office:value-type="float" office:value="220.915" calcext:value-type="float">
            <text:p>220.915</text:p>
          </table:table-cell>
          <table:table-cell/>
          <table:table-cell office:value-type="string" calcext:value-type="string">
            <text:p>#31:</text:p>
          </table:table-cell>
          <table:table-cell office:value-type="float" office:value="434.387" calcext:value-type="float">
            <text:p>434.387</text:p>
          </table:table-cell>
          <table:table-cell/>
          <table:table-cell office:value-type="float" office:value="220.915" calcext:value-type="float">
            <text:p>220.91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office:value-type="float" office:value="442.987" calcext:value-type="float">
            <text:p>442.987</text:p>
          </table:table-cell>
          <table:table-cell/>
          <table:table-cell office:value-type="float" office:value="219.647" calcext:value-type="float">
            <text:p>219.647</text:p>
          </table:table-cell>
          <table:table-cell/>
          <table:table-cell office:value-type="string" calcext:value-type="string">
            <text:p>#11:</text:p>
          </table:table-cell>
          <table:table-cell office:value-type="float" office:value="442.991" calcext:value-type="float">
            <text:p>442.991</text:p>
          </table:table-cell>
          <table:table-cell/>
          <table:table-cell office:value-type="float" office:value="219.647" calcext:value-type="float">
            <text:p>219.64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office:value-type="float" office:value="444.821" calcext:value-type="float">
            <text:p>444.821</text:p>
          </table:table-cell>
          <table:table-cell/>
          <table:table-cell office:value-type="float" office:value="498.925" calcext:value-type="float">
            <text:p>498.925</text:p>
          </table:table-cell>
          <table:table-cell/>
          <table:table-cell office:value-type="string" calcext:value-type="string">
            <text:p>#5:</text:p>
          </table:table-cell>
          <table:table-cell office:value-type="float" office:value="444.82" calcext:value-type="float">
            <text:p>444.82</text:p>
          </table:table-cell>
          <table:table-cell/>
          <table:table-cell office:value-type="float" office:value="498.92" calcext:value-type="float">
            <text:p>498.92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office:value-type="float" office:value="484.284" calcext:value-type="float">
            <text:p>484.284</text:p>
          </table:table-cell>
          <table:table-cell/>
          <table:table-cell office:value-type="float" office:value="324.05" calcext:value-type="float">
            <text:p>324.05</text:p>
          </table:table-cell>
          <table:table-cell/>
          <table:table-cell office:value-type="string" calcext:value-type="string">
            <text:p>#13:</text:p>
          </table:table-cell>
          <table:table-cell office:value-type="float" office:value="484.285" calcext:value-type="float">
            <text:p>484.285</text:p>
          </table:table-cell>
          <table:table-cell/>
          <table:table-cell office:value-type="float" office:value="324.049" calcext:value-type="float">
            <text:p>324.049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office:value-type="float" office:value="486.226" calcext:value-type="float">
            <text:p>486.226</text:p>
          </table:table-cell>
          <table:table-cell/>
          <table:table-cell office:value-type="float" office:value="707.693" calcext:value-type="float">
            <text:p>707.693</text:p>
          </table:table-cell>
          <table:table-cell/>
          <table:table-cell office:value-type="string" calcext:value-type="string">
            <text:p>#15:</text:p>
          </table:table-cell>
          <table:table-cell office:value-type="float" office:value="486.205" calcext:value-type="float">
            <text:p>486.205</text:p>
          </table:table-cell>
          <table:table-cell/>
          <table:table-cell office:value-type="float" office:value="707.67" calcext:value-type="float">
            <text:p>707.6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office:value-type="float" office:value="489.993" calcext:value-type="float">
            <text:p>489.993</text:p>
          </table:table-cell>
          <table:table-cell/>
          <table:table-cell office:value-type="float" office:value="322.921" calcext:value-type="float">
            <text:p>322.921</text:p>
          </table:table-cell>
          <table:table-cell/>
          <table:table-cell office:value-type="string" calcext:value-type="string">
            <text:p>#30:</text:p>
          </table:table-cell>
          <table:table-cell office:value-type="float" office:value="489.996" calcext:value-type="float">
            <text:p>489.996</text:p>
          </table:table-cell>
          <table:table-cell/>
          <table:table-cell office:value-type="float" office:value="322.916" calcext:value-type="float">
            <text:p>322.91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office:value-type="float" office:value="541.839" calcext:value-type="float">
            <text:p>541.839</text:p>
          </table:table-cell>
          <table:table-cell/>
          <table:table-cell office:value-type="float" office:value="344.875" calcext:value-type="float">
            <text:p>344.875</text:p>
          </table:table-cell>
          <table:table-cell/>
          <table:table-cell office:value-type="string" calcext:value-type="string">
            <text:p>#6:</text:p>
          </table:table-cell>
          <table:table-cell office:value-type="float" office:value="541.834" calcext:value-type="float">
            <text:p>541.834</text:p>
          </table:table-cell>
          <table:table-cell/>
          <table:table-cell office:value-type="float" office:value="344.877" calcext:value-type="float">
            <text:p>344.877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office:value-type="float" office:value="552.263" calcext:value-type="float">
            <text:p>552.263</text:p>
          </table:table-cell>
          <table:table-cell/>
          <table:table-cell office:value-type="float" office:value="219.417" calcext:value-type="float">
            <text:p>219.417</text:p>
          </table:table-cell>
          <table:table-cell/>
          <table:table-cell office:value-type="string" calcext:value-type="string">
            <text:p>#19:</text:p>
          </table:table-cell>
          <table:table-cell office:value-type="float" office:value="552.262" calcext:value-type="float">
            <text:p>552.262</text:p>
          </table:table-cell>
          <table:table-cell/>
          <table:table-cell office:value-type="float" office:value="219.41" calcext:value-type="float">
            <text:p>219.4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#20:</text:p>
          </table:table-cell>
          <table:table-cell office:value-type="float" office:value="559.952" calcext:value-type="float">
            <text:p>559.952</text:p>
          </table:table-cell>
          <table:table-cell/>
          <table:table-cell office:value-type="float" office:value="380.525" calcext:value-type="float">
            <text:p>380.52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office:value-type="float" office:value="562.882" calcext:value-type="float">
            <text:p>562.882</text:p>
          </table:table-cell>
          <table:table-cell/>
          <table:table-cell office:value-type="float" office:value="222.426" calcext:value-type="float">
            <text:p>222.426</text:p>
          </table:table-cell>
          <table:table-cell/>
          <table:table-cell office:value-type="string" calcext:value-type="string">
            <text:p>#23:</text:p>
          </table:table-cell>
          <table:table-cell office:value-type="float" office:value="562.892" calcext:value-type="float">
            <text:p>562.892</text:p>
          </table:table-cell>
          <table:table-cell/>
          <table:table-cell office:value-type="float" office:value="222.411" calcext:value-type="float">
            <text:p>222.411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office:value-type="float" office:value="565.61" calcext:value-type="float">
            <text:p>565.61</text:p>
          </table:table-cell>
          <table:table-cell/>
          <table:table-cell office:value-type="float" office:value="702.984" calcext:value-type="float">
            <text:p>702.984</text:p>
          </table:table-cell>
          <table:table-cell/>
          <table:table-cell office:value-type="string" calcext:value-type="string">
            <text:p>#27:</text:p>
          </table:table-cell>
          <table:table-cell office:value-type="float" office:value="565.61" calcext:value-type="float">
            <text:p>565.61</text:p>
          </table:table-cell>
          <table:table-cell/>
          <table:table-cell office:value-type="float" office:value="702.984" calcext:value-type="float">
            <text:p>702.984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office:value-type="float" office:value="578.763" calcext:value-type="float">
            <text:p>578.763</text:p>
          </table:table-cell>
          <table:table-cell/>
          <table:table-cell office:value-type="float" office:value="462.606" calcext:value-type="float">
            <text:p>462.606</text:p>
          </table:table-cell>
          <table:table-cell/>
          <table:table-cell office:value-type="string" calcext:value-type="string">
            <text:p>#29:</text:p>
          </table:table-cell>
          <table:table-cell office:value-type="float" office:value="578.762" calcext:value-type="float">
            <text:p>578.762</text:p>
          </table:table-cell>
          <table:table-cell/>
          <table:table-cell office:value-type="float" office:value="462.605" calcext:value-type="float">
            <text:p>462.605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office:value-type="float" office:value="612.384" calcext:value-type="float">
            <text:p>612.384</text:p>
          </table:table-cell>
          <table:table-cell/>
          <table:table-cell office:value-type="float" office:value="263.593" calcext:value-type="float">
            <text:p>263.593</text:p>
          </table:table-cell>
          <table:table-cell/>
          <table:table-cell office:value-type="string" calcext:value-type="string">
            <text:p>#14:</text:p>
          </table:table-cell>
          <table:table-cell office:value-type="float" office:value="612.384" calcext:value-type="float">
            <text:p>612.384</text:p>
          </table:table-cell>
          <table:table-cell/>
          <table:table-cell office:value-type="float" office:value="263.593" calcext:value-type="float">
            <text:p>263.59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office:value-type="float" office:value="657.529" calcext:value-type="float">
            <text:p>657.529</text:p>
          </table:table-cell>
          <table:table-cell/>
          <table:table-cell office:value-type="float" office:value="395.717" calcext:value-type="float">
            <text:p>395.717</text:p>
          </table:table-cell>
          <table:table-cell/>
          <table:table-cell office:value-type="string" calcext:value-type="string">
            <text:p>#7:</text:p>
          </table:table-cell>
          <table:table-cell office:value-type="float" office:value="657.529" calcext:value-type="float">
            <text:p>657.529</text:p>
          </table:table-cell>
          <table:table-cell/>
          <table:table-cell office:value-type="float" office:value="395.718" calcext:value-type="float">
            <text:p>395.718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office:value-type="float" office:value="668.643" calcext:value-type="float">
            <text:p>668.643</text:p>
          </table:table-cell>
          <table:table-cell/>
          <table:table-cell office:value-type="float" office:value="588.512" calcext:value-type="float">
            <text:p>588.512</text:p>
          </table:table-cell>
          <table:table-cell/>
          <table:table-cell office:value-type="string" calcext:value-type="string">
            <text:p>#28:</text:p>
          </table:table-cell>
          <table:table-cell office:value-type="float" office:value="668.643" calcext:value-type="float">
            <text:p>668.643</text:p>
          </table:table-cell>
          <table:table-cell/>
          <table:table-cell office:value-type="float" office:value="588.513" calcext:value-type="float">
            <text:p>588.513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office:value-type="float" office:value="670.558" calcext:value-type="float">
            <text:p>670.558</text:p>
          </table:table-cell>
          <table:table-cell/>
          <table:table-cell office:value-type="float" office:value="540.526" calcext:value-type="float">
            <text:p>540.526</text:p>
          </table:table-cell>
          <table:table-cell/>
          <table:table-cell office:value-type="string" calcext:value-type="string">
            <text:p>#8:</text:p>
          </table:table-cell>
          <table:table-cell office:value-type="float" office:value="670.558" calcext:value-type="float">
            <text:p>670.558</text:p>
          </table:table-cell>
          <table:table-cell/>
          <table:table-cell office:value-type="float" office:value="540.526" calcext:value-type="float">
            <text:p>540.526</text:p>
          </table:table-cell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:</text:p>
          </table:table-cell>
          <table:table-cell office:value-type="float" office:value="170.085" calcext:value-type="float">
            <text:p>170.085</text:p>
          </table:table-cell>
          <table:table-cell/>
          <table:table-cell office:value-type="float" office:value="508.036" calcext:value-type="float">
            <text:p>508.03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0:</text:p>
          </table:table-cell>
          <table:table-cell office:value-type="float" office:value="191.184" calcext:value-type="float">
            <text:p>191.184</text:p>
          </table:table-cell>
          <table:table-cell/>
          <table:table-cell office:value-type="float" office:value="199.501" calcext:value-type="float">
            <text:p>199.50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8:</text:p>
          </table:table-cell>
          <table:table-cell office:value-type="float" office:value="207.604" calcext:value-type="float">
            <text:p>207.604</text:p>
          </table:table-cell>
          <table:table-cell/>
          <table:table-cell office:value-type="float" office:value="176.287" calcext:value-type="float">
            <text:p>176.28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5:</text:p>
          </table:table-cell>
          <table:table-cell office:value-type="float" office:value="220.021" calcext:value-type="float">
            <text:p>220.021</text:p>
          </table:table-cell>
          <table:table-cell/>
          <table:table-cell office:value-type="float" office:value="163.004" calcext:value-type="float">
            <text:p>163.00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:</text:p>
          </table:table-cell>
          <table:table-cell office:value-type="float" office:value="226.924" calcext:value-type="float">
            <text:p>226.924</text:p>
          </table:table-cell>
          <table:table-cell/>
          <table:table-cell office:value-type="float" office:value="603.534" calcext:value-type="float">
            <text:p>603.53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:</text:p>
          </table:table-cell>
          <table:table-cell office:value-type="float" office:value="280.573" calcext:value-type="float">
            <text:p>280.573</text:p>
          </table:table-cell>
          <table:table-cell/>
          <table:table-cell office:value-type="float" office:value="405.833" calcext:value-type="float">
            <text:p>405.83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7:</text:p>
          </table:table-cell>
          <table:table-cell office:value-type="float" office:value="281.616" calcext:value-type="float">
            <text:p>281.616</text:p>
          </table:table-cell>
          <table:table-cell/>
          <table:table-cell office:value-type="float" office:value="426.754" calcext:value-type="float">
            <text:p>426.75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2:</text:p>
          </table:table-cell>
          <table:table-cell office:value-type="float" office:value="300.612" calcext:value-type="float">
            <text:p>300.612</text:p>
          </table:table-cell>
          <table:table-cell/>
          <table:table-cell office:value-type="float" office:value="660.193" calcext:value-type="float">
            <text:p>660.19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6:</text:p>
          </table:table-cell>
          <table:table-cell office:value-type="float" office:value="316.288" calcext:value-type="float">
            <text:p>316.288</text:p>
          </table:table-cell>
          <table:table-cell/>
          <table:table-cell office:value-type="float" office:value="668.236" calcext:value-type="float">
            <text:p>668.23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4:</text:p>
          </table:table-cell>
          <table:table-cell office:value-type="float" office:value="322.76" calcext:value-type="float">
            <text:p>322.76</text:p>
          </table:table-cell>
          <table:table-cell/>
          <table:table-cell office:value-type="float" office:value="284.677" calcext:value-type="float">
            <text:p>284.67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6:</text:p>
          </table:table-cell>
          <table:table-cell office:value-type="float" office:value="365.691" calcext:value-type="float">
            <text:p>365.691</text:p>
          </table:table-cell>
          <table:table-cell/>
          <table:table-cell office:value-type="float" office:value="567.009" calcext:value-type="float">
            <text:p>567.009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9:</text:p>
          </table:table-cell>
          <table:table-cell office:value-type="float" office:value="384.778" calcext:value-type="float">
            <text:p>384.778</text:p>
          </table:table-cell>
          <table:table-cell/>
          <table:table-cell office:value-type="float" office:value="693.215" calcext:value-type="float">
            <text:p>693.21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4:</text:p>
          </table:table-cell>
          <table:table-cell office:value-type="float" office:value="396.333" calcext:value-type="float">
            <text:p>396.333</text:p>
          </table:table-cell>
          <table:table-cell/>
          <table:table-cell office:value-type="float" office:value="590.928" calcext:value-type="float">
            <text:p>590.92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1:</text:p>
          </table:table-cell>
          <table:table-cell office:value-type="float" office:value="420.431" calcext:value-type="float">
            <text:p>420.431</text:p>
          </table:table-cell>
          <table:table-cell/>
          <table:table-cell office:value-type="float" office:value="603.286" calcext:value-type="float">
            <text:p>603.28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2:</text:p>
          </table:table-cell>
          <table:table-cell office:value-type="float" office:value="424.611" calcext:value-type="float">
            <text:p>424.611</text:p>
          </table:table-cell>
          <table:table-cell/>
          <table:table-cell office:value-type="float" office:value="422.738" calcext:value-type="float">
            <text:p>422.73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1:</text:p>
          </table:table-cell>
          <table:table-cell office:value-type="float" office:value="434.387" calcext:value-type="float">
            <text:p>434.387</text:p>
          </table:table-cell>
          <table:table-cell/>
          <table:table-cell office:value-type="float" office:value="220.915" calcext:value-type="float">
            <text:p>220.91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1:</text:p>
          </table:table-cell>
          <table:table-cell office:value-type="float" office:value="442.991" calcext:value-type="float">
            <text:p>442.991</text:p>
          </table:table-cell>
          <table:table-cell/>
          <table:table-cell office:value-type="float" office:value="219.647" calcext:value-type="float">
            <text:p>219.64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5:</text:p>
          </table:table-cell>
          <table:table-cell office:value-type="float" office:value="444.82" calcext:value-type="float">
            <text:p>444.82</text:p>
          </table:table-cell>
          <table:table-cell/>
          <table:table-cell office:value-type="float" office:value="498.92" calcext:value-type="float">
            <text:p>498.92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3:</text:p>
          </table:table-cell>
          <table:table-cell office:value-type="float" office:value="484.285" calcext:value-type="float">
            <text:p>484.285</text:p>
          </table:table-cell>
          <table:table-cell/>
          <table:table-cell office:value-type="float" office:value="324.049" calcext:value-type="float">
            <text:p>324.049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5:</text:p>
          </table:table-cell>
          <table:table-cell office:value-type="float" office:value="486.205" calcext:value-type="float">
            <text:p>486.205</text:p>
          </table:table-cell>
          <table:table-cell/>
          <table:table-cell office:value-type="float" office:value="707.67" calcext:value-type="float">
            <text:p>707.6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30:</text:p>
          </table:table-cell>
          <table:table-cell office:value-type="float" office:value="489.996" calcext:value-type="float">
            <text:p>489.996</text:p>
          </table:table-cell>
          <table:table-cell/>
          <table:table-cell office:value-type="float" office:value="322.916" calcext:value-type="float">
            <text:p>322.91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6:</text:p>
          </table:table-cell>
          <table:table-cell office:value-type="float" office:value="541.834" calcext:value-type="float">
            <text:p>541.834</text:p>
          </table:table-cell>
          <table:table-cell/>
          <table:table-cell office:value-type="float" office:value="344.877" calcext:value-type="float">
            <text:p>344.877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9:</text:p>
          </table:table-cell>
          <table:table-cell office:value-type="float" office:value="552.262" calcext:value-type="float">
            <text:p>552.262</text:p>
          </table:table-cell>
          <table:table-cell/>
          <table:table-cell office:value-type="float" office:value="219.41" calcext:value-type="float">
            <text:p>219.4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0:</text:p>
          </table:table-cell>
          <table:table-cell office:value-type="float" office:value="559.952" calcext:value-type="float">
            <text:p>559.952</text:p>
          </table:table-cell>
          <table:table-cell/>
          <table:table-cell office:value-type="float" office:value="380.525" calcext:value-type="float">
            <text:p>380.52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3:</text:p>
          </table:table-cell>
          <table:table-cell office:value-type="float" office:value="562.892" calcext:value-type="float">
            <text:p>562.892</text:p>
          </table:table-cell>
          <table:table-cell/>
          <table:table-cell office:value-type="float" office:value="222.411" calcext:value-type="float">
            <text:p>222.41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7:</text:p>
          </table:table-cell>
          <table:table-cell office:value-type="float" office:value="565.61" calcext:value-type="float">
            <text:p>565.61</text:p>
          </table:table-cell>
          <table:table-cell/>
          <table:table-cell office:value-type="float" office:value="702.984" calcext:value-type="float">
            <text:p>702.984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9:</text:p>
          </table:table-cell>
          <table:table-cell office:value-type="float" office:value="578.762" calcext:value-type="float">
            <text:p>578.762</text:p>
          </table:table-cell>
          <table:table-cell/>
          <table:table-cell office:value-type="float" office:value="462.605" calcext:value-type="float">
            <text:p>462.605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14:</text:p>
          </table:table-cell>
          <table:table-cell office:value-type="float" office:value="612.384" calcext:value-type="float">
            <text:p>612.384</text:p>
          </table:table-cell>
          <table:table-cell/>
          <table:table-cell office:value-type="float" office:value="263.593" calcext:value-type="float">
            <text:p>263.59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7:</text:p>
          </table:table-cell>
          <table:table-cell office:value-type="float" office:value="657.529" calcext:value-type="float">
            <text:p>657.529</text:p>
          </table:table-cell>
          <table:table-cell/>
          <table:table-cell office:value-type="float" office:value="395.718" calcext:value-type="float">
            <text:p>395.71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28:</text:p>
          </table:table-cell>
          <table:table-cell office:value-type="float" office:value="668.643" calcext:value-type="float">
            <text:p>668.643</text:p>
          </table:table-cell>
          <table:table-cell/>
          <table:table-cell office:value-type="float" office:value="588.513" calcext:value-type="float">
            <text:p>588.513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***intersection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#8:</text:p>
          </table:table-cell>
          <table:table-cell office:value-type="float" office:value="670.558" calcext:value-type="float">
            <text:p>670.558</text:p>
          </table:table-cell>
          <table:table-cell/>
          <table:table-cell office:value-type="float" office:value="540.526" calcext:value-type="float">
            <text:p>540.526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5:Sheet1.I6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6T06:48:10.035000000</meta:creation-date>
    <dc:date>2022-09-16T10:06:48.575000000</dc:date>
    <meta:editing-duration>PT3H18M39S</meta:editing-duration>
    <meta:editing-cycles>1</meta:editing-cycles>
    <meta:document-statistic meta:table-count="1" meta:cell-count="494" meta:object-count="0"/>
    <meta:generator>LibreOffice/7.4.0.3$Windows_X86_64 LibreOffice_project/f85e47c08ddd19c015c0114a68350214f7066f5a</meta:generator>
  </office:meta>
</office:document-meta>
</file>